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C40000030B6F178E62.jpg" manifest:media-type="image/jpeg"/>
  <manifest:file-entry manifest:full-path="Pictures/10000000000000DE000000DB81172949.jpg" manifest:media-type="image/jpeg"/>
  <manifest:file-entry manifest:full-path="Pictures/100000000000011B0000009B4DCCF492.png" manifest:media-type="image/png"/>
  <manifest:file-entry manifest:full-path="Pictures/1000000100000200000000805651EA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6.863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  <style:tab-stop style:position="15.87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-left="0.141cm" fo:padding-right="0.141cm" fo:padding-top="0.035cm" fo:padding-bottom="0.035cm" fo:border="0.51pt solid #000000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0pt" fo:font-style="normal" style:text-underline-style="none" fo:font-weight="bold" style:font-name-asian="Tahoma1" style:font-size-asian="10pt" style:font-style-asian="normal" style:font-weight-asian="bold" style:font-name-complex="Tahoma1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-left="0.141cm" fo:padding-right="0.141cm" fo:padding-top="0.035cm" fo:padding-bottom="0.035cm" fo:border="0.51pt solid #000000" fo:keep-with-next="auto">
        <style:tab-stops>
          <style:tab-stop style:position="7.5cm" style:type="center"/>
          <style:tab-stop style:position="15cm" style:type="right"/>
          <style:tab-stop style:position="16.503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0pt" fo:font-style="normal" style:text-underline-style="none" fo:font-weight="normal" style:font-name-asian="Tahoma1" style:font-size-asian="10pt" style:font-style-asian="normal" style:font-weight-asian="normal" style:font-name-complex="Tahoma1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-left="0cm" fo:padding-right="0cm" fo:padding-top="0cm" fo:padding-bottom="0.071cm" fo:border-left="none" fo:border-right="none" fo:border-top="none" fo:border-bottom="0.51pt solid #000000" fo:keep-with-next="auto">
        <style:tab-stops>
          <style:tab-stop style:position="7.5cm" style:type="center"/>
          <style:tab-stop style:position="9.895cm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style:font-name-asian="Arial1" style:font-size-asian="14pt" style:font-style-asian="normal" style:font-name-complex="Arial1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" fo:font-size="14pt" style:font-name-asian="Arial1" style:font-size-asian="14pt" style:font-name-complex="Arial1" style:font-size-complex="14pt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font-name="Arial" fo:font-size="14pt" style:font-name-asian="Arial1" style:font-size-asian="14pt" style:font-name-complex="Arial1" style:font-size-complex="14pt"/>
    </style:style>
    <style:style style:name="P8" style:family="paragraph" style:parent-style-name="Standard">
      <style:text-properties style:font-name="Arial" fo:font-size="14pt" style:font-name-asian="Arial1" style:font-size-asian="14pt" style:font-name-complex="Arial1" style:font-size-complex="14pt"/>
    </style:style>
    <style:style style:name="P9" style:family="paragraph" style:parent-style-name="Standard">
      <style:paragraph-properties fo:margin-left="1.27cm" fo:margin-right="0cm" fo:text-indent="-0.635cm" style:auto-text-indent="false"/>
      <style:text-properties style:font-name="Arial" fo:font-size="14pt" style:font-name-asian="Arial1" style:font-size-asian="14pt" style:font-name-complex="Arial1" style:font-size-complex="14pt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style:font-name="Arial" fo:font-size="14pt" officeooo:rsid="000de65d" officeooo:paragraph-rsid="000de65d" style:font-name-asian="Arial1" style:font-size-asian="14pt" style:font-name-complex="Arial1" style:font-size-complex="14pt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style:font-name="Arial" fo:font-size="14pt" officeooo:rsid="000f4d4c" officeooo:paragraph-rsid="000f4d4c" style:font-name-asian="Arial1" style:font-size-asian="14pt" style:font-name-complex="Arial1" style:font-size-complex="14pt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font-name="Arial" fo:font-size="14pt" officeooo:paragraph-rsid="000f4d4c" style:font-name-asian="Arial1" style:font-size-asian="14pt" style:font-name-complex="Arial1" style:font-size-complex="14pt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font-name="Arial" fo:font-size="14pt" officeooo:paragraph-rsid="000f96be" style:font-name-asian="Arial1" style:font-size-asian="14pt" style:font-name-complex="Arial1" style:font-size-complex="14pt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style:font-name="Arial" fo:font-size="14pt" officeooo:rsid="000f96be" officeooo:paragraph-rsid="000f96be" style:font-name-asian="Arial1" style:font-size-asian="14pt" style:font-name-complex="Arial1" style:font-size-complex="14pt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style:font-name="Arial" fo:font-size="14pt" officeooo:paragraph-rsid="0010c2b7" style:font-name-asian="Arial1" style:font-size-asian="14pt" style:font-name-complex="Arial1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 style:master-page-name="Standard">
      <style:paragraph-properties style:page-number="1">
        <style:tab-stops>
          <style:tab-stop style:position="9.895cm"/>
        </style:tab-stops>
      </style:paragraph-properties>
      <style:text-properties style:font-name="Tahoma" fo:font-size="11pt" style:font-name-asian="Tahoma1" style:font-size-asian="11pt" style:font-name-complex="Tahoma1" style:font-size-complex="11pt"/>
    </style:style>
    <style:style style:name="P19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20" style:family="paragraph" style:parent-style-name="Standard" style:list-style-name="WWNum1" style:master-page-name="">
      <loext:graphic-properties draw:fill="none"/>
      <style:paragraph-properties fo:margin-left="0.9cm" fo:margin-right="0cm" fo:orphans="0" fo:widows="0" fo:text-indent="-0.4cm" style:auto-text-indent="false" style:page-number="auto" fo:background-color="transparent"/>
      <style:text-properties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21" style:family="paragraph" style:parent-style-name="Standard" style:list-style-name="WWNum1" style:master-page-name="">
      <loext:graphic-properties draw:fill="none"/>
      <style:paragraph-properties fo:margin-left="0.7cm" fo:margin-right="0cm" fo:orphans="0" fo:widows="0" fo:text-indent="-0.199cm" style:auto-text-indent="false" style:page-number="auto" fo:background-color="transparent"/>
      <style:text-properties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22" style:family="paragraph" style:parent-style-name="Standard" style:list-style-name="WWNum1" style:master-page-name="">
      <loext:graphic-properties draw:fill="none"/>
      <style:paragraph-properties fo:margin-left="0.6cm" fo:margin-right="0cm" fo:orphans="0" fo:widows="0" fo:text-indent="-0.101cm" style:auto-text-indent="false" style:page-number="auto" fo:background-color="transparent"/>
      <style:text-properties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23" style:family="paragraph" style:parent-style-name="Standard" style:list-style-name="WWNum1">
      <loext:graphic-properties draw:fill="none"/>
      <style:paragraph-properties fo:margin-left="0.7cm" fo:margin-right="0cm" fo:text-align="start" style:justify-single-word="false" fo:orphans="0" fo:widows="0" fo:text-indent="-0.199cm" style:auto-text-indent="false" fo:background-color="transparent"/>
      <style:text-properties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24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fo:font-size="14pt" style:font-name-asian="Arial1" style:font-size-asian="14pt" style:font-name-complex="Arial1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style:font-name-asian="Arial1" style:font-size-asian="14pt" style:font-style-asian="normal" style:font-name-complex="Arial1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officeooo:rsid="000de65d" style:font-name-asian="Arial1" style:font-size-asian="14pt" style:font-style-asian="normal" style:font-name-complex="Arial1" style:font-size-complex="14pt"/>
    </style:style>
    <style:style style:name="T3" style:family="text">
      <style:text-properties style:font-name="Arial" fo:font-size="14pt" style:font-name-asian="Arial1" style:font-size-asian="14pt" style:font-name-complex="Arial1" style:font-size-complex="14pt"/>
    </style:style>
    <style:style style:name="T4" style:family="text">
      <style:text-properties style:font-name="Arial" fo:font-size="14pt" officeooo:rsid="0010c2b7" style:font-name-asian="Arial1" style:font-size-asian="14pt" style:font-name-complex="Arial1" style:font-size-complex="14pt"/>
    </style:style>
    <style:style style:name="T5" style:family="text">
      <style:text-properties officeooo:rsid="000de65d"/>
    </style:style>
    <style:style style:name="T6" style:family="text">
      <style:text-properties officeooo:rsid="000f4d4c"/>
    </style:style>
    <style:style style:name="T7" style:family="text">
      <style:text-properties officeooo:rsid="000f96be"/>
    </style:style>
    <style:style style:name="T8" style:family="text">
      <style:text-properties officeooo:rsid="000fe01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0c2b7"/>
    </style:style>
    <style:style style:name="T11" style:family="text">
      <style:text-properties style:use-window-font-color="true" loext:opacity="0%" style:font-name="ARIAL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use-window-font-color="true" loext:opacity="0%" style:font-name="ARIAL" fo:font-size="14pt" fo:font-weight="normal" officeooo:rsid="0010f394" style:font-size-asian="14pt" style:font-weight-asian="normal" style:font-size-complex="14pt" style:font-weight-complex="normal"/>
    </style:style>
    <style:style style:name="T13" style:family="text">
      <style:text-properties officeooo:rsid="00156ea2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5"><text:span text:style-name="T3">PROGRAMACIÓN - </text:span><text:span text:style-name="T1">CUESTIONARIO </text:span><text:span text:style-name="T3">TEMA 1</text:span><text:span text:style-name="T1"> <text:s text:c="18"/>Fecha:</text:span><text:span text:style-name="T2">19/09/2025</text:span></text:p>
      <text:p text:style-name="P4">Nombre:<text:span text:style-name="T5">Eleazar</text:span></text:p>
      <text:p text:style-name="P8"/>
      <text:list text:style-name="WWNum1">
        <text:list-item>
          <text:p text:style-name="P19">Enumera por orden las fases o etapas que hay que seguir en la realización de un programa.</text:p>
        </text:list-item>
      </text:list>
      <text:p text:style-name="P10">1-Analizar el problema y saber que se debe resolver</text:p>
      <text:p text:style-name="P10">2-Diseñar la estructura</text:p>
      <text:p text:style-name="P10">3-Empezar a escribir el código</text:p>
      <text:p text:style-name="P10">4-Comprobar que el programa funciona bien</text:p>
      <text:p text:style-name="P10">5-<text:span text:style-name="T6">Explicar como funciona y se gestiona el programa</text:span></text:p>
      <text:p text:style-name="P11">6-Darle mantenimiento con correcciones en futuros errores</text:p>
      <text:p text:style-name="P7"/>
      <text:list text:continue-numbering="true" text:style-name="WWNum1">
        <text:list-item>
          <text:p text:style-name="P19">Enumera las características del lenguaje ensamblador.</text:p>
        </text:list-item>
      </text:list>
      <text:p text:style-name="P11">Es un lenguaje a bajo nivel, permite controlar totalmente el hardware, se usa para controladoras y tares que piden alto rendimiento.</text:p>
      <text:p text:style-name="P7"/>
      <text:list text:continue-numbering="true" text:style-name="WWNum1">
        <text:list-item>
          <text:p text:style-name="P19">Enumera las principales diferencias entre un compilador y un intérprete.</text:p>
        </text:list-item>
      </text:list>
      <text:p text:style-name="P11"><text:span text:style-name="T7">El c</text:span>ompilador traduce el código antes de accionarlo, la velocidad de ejecución es mas rápida genera un archivo <text:span text:style-name="T7">llega a </text:span>detecta<text:span text:style-name="T7">r</text:span> errores al compilar, <text:span text:style-name="T7">un i</text:span>nterprete traduce cada linea más lento, no crea un archivo, detecta errores al ejecutar.</text:p>
      <text:p text:style-name="P7"/>
      <text:list text:continue-numbering="true" text:style-name="WWNum1">
        <text:list-item>
          <text:p text:style-name="P19">¿Cuáles son las fases o etapas de un proceso de compilación?</text:p>
        </text:list-item>
      </text:list>
      <text:p text:style-name="P12">El compilador pasa por varias fases: primero separa el código en tokens (an<text:span text:style-name="T6">á</text:span>lisis léxico), luego revisa la estructura (sint<text:span text:style-name="T8">a</text:span>ctico) y el sentido del programa (sem<text:span text:style-name="T8">a</text:span>ntico), <text:span text:style-name="T7">d</text:span>espués genera una versión intermedia, la optimiza para que sea más eficiente y al final crea el código máquina que la computadora puede ejecutar</text:p>
      <text:p text:style-name="P7"/>
      <text:list text:continue-numbering="true" text:style-name="WWNum1">
        <text:list-item>
          <text:p text:style-name="P19">¿Qué entiendes por "ciclo de vida" de un sistema informático?</text:p>
        </text:list-item>
      </text:list>
      <text:p text:style-name="P13">Es el conjunto de pasos que sigue un sistema desde que nace la idea hasta que deja de usarse, <text:span text:style-name="T13">i</text:span>ncluye pensar qué se necesita, planear cómo hacerlo, construirlo, ponerlo en marcha, cuidarlo y mejorarlo con el tiempo, <text:span text:style-name="T7">t</text:span>odo esto sirve para que el sistema funcione bien y pueda adaptarse a los cambios que vayan surgiendo.</text:p>
      <text:p text:style-name="P7"/>
      <text:p text:style-name="P9"/>
      <text:p text:style-name="P9"/>
      <text:p text:style-name="P9"/>
      <text:p text:style-name="P9"/>
      <text:list text:continue-numbering="true" text:style-name="WWNum1">
        <text:list-item>
          <text:p text:style-name="P19"><text:soft-page-break/>¿Qué es la CPU (Central Process Unit) o Unidad Central de Proceso?</text:p>
        </text:list-item>
      </text:list>
      <text:p text:style-name="P14">La CPU es la parte más importante del ordenador, conocida como su “cerebro”. </text:p>
      <text:p text:style-name="P14">Su trabajo es entender y ejecutar las instrucciones de los programas,</text:p>
      <text:p text:style-name="P14">se encarga de hacer cálculos, tomar decisiones lógicas y coordinar cómo se mueven los datos entre las diferentes partes del ordenador</text:p>
      <text:p text:style-name="P7"/>
      <text:list text:continue-numbering="true" text:style-name="WWNum1">
        <text:list-item>
          <text:p text:style-name="P19">Enumera las principales diferencias entre los lenguajes de alto y bajo nivel.</text:p>
        </text:list-item>
      </text:list>
      <text:p text:style-name="P14">Lenguajes de alto nivel: fácil de entender, no depende del hardware, requiere de compilador</text:p>
      <text:p text:style-name="P14">Lenguajes de bajo nivel: difícil de leer, depende la arquitectura del procesador, traducción directa a maquina</text:p>
      <text:p text:style-name="P7"/>
      <text:list text:continue-numbering="true" text:style-name="WWNum1">
        <text:list-item>
          <text:p text:style-name="P19">¿Qué importancia tiene la fase de mantenimiento en el ciclo de vida de un sistema informático?</text:p>
          <text:p text:style-name="P24">El mantenimiento es clave porque asegura que el sistema siga funcionando bien con el tiempo, <text:span text:style-name="T8">g</text:span>racias a él se pueden corregir fallos, ajustarlo a nuevas necesidades y hacerlo más rápido o eficiente, <text:span text:style-name="T8">s</text:span>in este cuidado, el sistema acaba quedándose viejo o funcionando mal.</text:p>
        </text:list-item>
      </text:list>
      <text:p text:style-name="P7"/>
      <text:list text:continue-numbering="true" text:style-name="WWNum1">
        <text:list-item>
          <text:p text:style-name="P19">Enumera y explica algunas de las técnicas más utilizadas en la fase de análisis correspondiente al desarrollo de un proyecto informático.</text:p>
        </text:list-item>
      </text:list>
      <text:p text:style-name="P7"><text:span text:style-name="T9">Para obtener informacion de un sistema se pueden hacer </text:span><text:span text:style-name="Strong_20_Emphasis"><text:span text:style-name="T9">entrevistas</text:span></text:span><text:span text:style-name="T9"> con los usuarios, usar </text:span><text:span text:style-name="Strong_20_Emphasis"><text:span text:style-name="T9">cuestionarios</text:span></text:span><text:span text:style-name="T9"> para reunir datos, aplicar la </text:span><text:span text:style-name="Strong_20_Emphasis"><text:span text:style-name="T9">observacion directa</text:span></text:span><text:span text:style-name="T9"> de las tareas, hacer un </text:span><text:span text:style-name="Strong_20_Emphasis"><text:span text:style-name="T9">analisis de documentos</text:span></text:span><text:span text:style-name="T9">, dibujar </text:span><text:span text:style-name="Strong_20_Emphasis"><text:span text:style-name="T9">diagramas de flujo</text:span></text:span><text:span text:style-name="T9"> y usar </text:span><text:span text:style-name="Strong_20_Emphasis"><text:span text:style-name="T9">casos de uso</text:span></text:span><text:span text:style-name="T9"> que muestran como los usuarios interactuan con el sistema</text:span></text:p>
      <text:p text:style-name="P7"/>
      <text:list text:continue-numbering="true" text:style-name="WWNum1">
        <text:list-item>
          <text:p text:style-name="P20">¿En qué consiste la fase de diseño en el desarrollo de un <text:s/>determinado producto de software?</text:p>
        </text:list-item>
      </text:list>
      <text:p text:style-name="P15">Es la fase en la que se planea cómo va a funcionar el software. </text:p>
      <text:p text:style-name="P15">Se hacen esquemas y modelos que muestran la lógica del sistema, se define la estructura, la interfaz, la base de datos y los pasos a seguir. La idea es tener todo claro antes de empezar a programar</text:p>
      <text:p text:style-name="P7"/>
      <text:p text:style-name="P7"/>
      <text:p text:style-name="P6"/>
      <text:p text:style-name="P7"/>
      <text:p text:style-name="P7"/>
      <text:list text:continue-numbering="true" text:style-name="WWNum1">
        <text:list-item>
          <text:p text:style-name="P23"><text:soft-page-break/>En qué consiste la fase de linkado o montaje en un proceso de compilación?</text:p>
        </text:list-item>
      </text:list>
      <text:p text:style-name="P17"><text:span text:style-name="T3"><text:tab/>La fase de linkado es el último paso de la compilación, </text:span><text:span text:style-name="T4">a</text:span><text:span text:style-name="T3">qu</text:span><text:span text:style-name="T4">i</text:span><text:span text:style-name="T3"> se juntan <text:tab/>el código objeto con las librerías y funciones de otros archivos para <text:tab/>formar un único programa ejecutable que ya se puede usar en el <text:tab/>sistema</text:span></text:p>
      <text:p text:style-name="P6"/>
      <text:p text:style-name="P6"/>
      <text:p text:style-name="P6"/>
      <text:list text:continue-numbering="true" text:style-name="WWNum1">
        <text:list-item>
          <text:p text:style-name="P21">Enumera las principales características del lenguaje máquina.</text:p>
        </text:list-item>
      </text:list>
      <text:p text:style-name="P7">El lenguaje máquina es el más básico que entiende la CPU, <text:span text:style-name="T10">e</text:span>stá formado por 0 y 1, y cada procesador tiene el suyo propio. Sus instrucciones son muy simples, como mover datos o hacer cálculos. Para las personas es complicado de leer y escribir, pero se ejecuta muy rápido porque no necesita traducción</text:p>
      <text:p text:style-name="P6"/>
      <text:p text:style-name="P6"/>
      <text:p text:style-name="P6"/>
      <text:list text:continue-numbering="true" text:style-name="WWNum1">
        <text:list-item>
          <text:p text:style-name="P21">Cita algún ejemplo de lenguajes orientados a objetos.</text:p>
        </text:list-item>
      </text:list>
      <text:p text:style-name="P6"><text:tab/><text:span text:style-name="T10">Java, Python, C++, Ruby, C#, Ada...</text:span></text:p>
      <text:p text:style-name="P6"/>
      <text:p text:style-name="P6"/>
      <text:p text:style-name="P8"/>
      <text:list text:continue-numbering="true" text:style-name="WWNum1">
        <text:list-item>
          <text:p text:style-name="P22">Investiga un poco y resume brevemente qué consiguieron Ada Lovelace y Charles Babbage.</text:p>
        </text:list-item>
      </text:list>
      <text:p text:style-name="P8"><text:tab/>-<text:span text:style-name="T10">Ch</text:span>arles Babbage diseñó la primera computadora mecánica llamada <text:tab/>máquina analítica, que aunque nunca se llegó a construir, sirvió de <text:tab/>base para la informática moderna.</text:p>
      <text:p text:style-name="P8"><text:tab/>-Ada Lovelace trabajó con él, escribió el primer algoritmo para ser <text:tab/>procesado por una máquina, por eso se le considera la primera <text:tab/>programadora.</text:p>
      <text:p text:style-name="P8"/>
      <text:p text:style-name="P8"/>
      <text:list text:continue-numbering="true" text:style-name="WWNum1">
        <text:list-item>
          <text:p text:style-name="P21">Describe con tus propias palabras la arquitectura Von Neumann.</text:p>
        </text:list-item>
      </text:list>
      <text:p text:style-name="P6"/>
      <text:p text:style-name="P16"><text:tab/><text:span text:style-name="T11">La arquitectura Von Neumann es el modelo básico de un ordenador, <text:tab/></text:span><text:span text:style-name="T12">e</text:span><text:span text:style-name="T11">n ella los datos y los programas se guardan en la misma <text:tab/>memoria, así la computadora puede leer una instrucción, ejecutarla <text:tab/>y pasar a la siguiente. Sus partes principales son la </text:span><text:span text:style-name="Strong_20_Emphasis"><text:span text:style-name="T11">CPU</text:span></text:span><text:span text:style-name="T11"> (con <text:tab/>unidad de control y unidad aritmético-lógica), la </text:span><text:span text:style-name="Strong_20_Emphasis"><text:span text:style-name="T11">memoria principal</text:span></text:span><text:span text:style-name="T11"> y <text:tab/>los </text:span><text:span text:style-name="Strong_20_Emphasis"><text:span text:style-name="T11">dispositivos de entrada y salida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s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106cm" style:contextual-spacing="false" fo:line-height="100%" fo:text-align="start" style:justify-single-word="false" fo:keep-together="auto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6pt" fo:font-style="normal" style:text-underline-style="none" fo:font-weight="bold" style:font-name-asian="Calibri1" style:font-family-asian="Calibri" style:font-family-generic-asian="system" style:font-pitch-asian="variable" style:font-size-asian="16pt" style:font-style-asian="normal" style:font-weight-asian="bold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494cm" fo:margin-bottom="0.494cm" style:contextual-spacing="false" fo:line-height="100%" fo:text-align="start" style:justify-single-word="false" fo:keep-together="auto" fo:orphans="2" fo:widows="2" fo:text-indent="-1.016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494cm" fo:margin-bottom="0.494cm" style:contextual-spacing="false" fo:line-height="100%" fo:text-align="start" style:justify-single-word="false" fo:keep-together="auto" fo:orphans="2" fo:widows="2" fo:text-indent="-1.27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3.5pt" fo:font-style="normal" style:text-underline-style="none" fo:font-weight="bold" style:font-name-asian="Calibri1" style:font-family-asian="Calibri" style:font-family-generic-asian="system" style:font-pitch-asian="variable" style:font-size-asian="13.5pt" style:font-style-asian="normal" style:font-weight-asian="bold" style:font-name-complex="Calibri1" style:font-family-complex="Calibri" style:font-family-generic-complex="system" style:font-pitch-complex="variable" style:font-size-complex="13.5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494cm" fo:margin-bottom="0.494cm" style:contextual-spacing="false" fo:line-height="100%" fo:text-align="start" style:justify-single-word="false" fo:keep-together="auto" fo:orphans="2" fo:widows="2" fo:text-indent="-1.524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4pt" style:text-underline-style="non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6.863cm" fo:margin-bottom="0cm" style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  <style:tab-stop style:position="15.87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-left="0.141cm" fo:padding-right="0.141cm" fo:padding-top="0.035cm" fo:padding-bottom="0.035cm" fo:border="0.51pt solid #000000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0pt" fo:font-style="normal" style:text-underline-style="none" fo:font-weight="bold" style:font-name-asian="Tahoma1" style:font-size-asian="10pt" style:font-style-asian="normal" style:font-weight-asian="bold" style:font-name-complex="Tahoma1" style:font-size-complex="10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padding-left="0.141cm" fo:padding-right="0.141cm" fo:padding-top="0.035cm" fo:padding-bottom="0.035cm" fo:border="0.51pt solid #000000" fo:keep-with-next="auto">
        <style:tab-stops>
          <style:tab-stop style:position="7.5cm" style:type="center"/>
          <style:tab-stop style:position="15cm" style:type="right"/>
          <style:tab-stop style:position="16.503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0pt" fo:font-style="normal" style:text-underline-style="none" fo:font-weight="normal" style:font-name-asian="Tahoma1" style:font-size-asian="10pt" style:font-style-asian="normal" style:font-weight-asian="normal" style:font-name-complex="Tahoma1" style:font-size-complex="10pt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.799cm" fo:margin-left="2.251cm" fo:margin-right="2.251cm" fo:background-color="#ffffff" style:writing-mode="lr-tb" style:layout-grid-color="#c0c0c0" style:layout-grid-lines="254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695cm" fo:margin-left="0cm" fo:margin-right="0cm" fo:margin-bottom="2.401cm" style:dynamic-spacing="true"/>
      </style:header-style>
      <style:footer-style>
        <style:header-footer-properties fo:min-height="0.951cm" fo:margin-left="0cm" fo:margin-right="0cm" fo:margin-top="0.85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tab/><draw:frame draw:style-name="Mfr1" draw:name="image1.png" text:anchor-type="char" svg:x="10.162cm" svg:y="0.344cm" svg:width="4.854cm" svg:height="1.214cm" draw:z-index="11"><draw:image xlink:href="Pictures/1000000100000200000000805651EA24.png" xlink:type="simple" xlink:show="embed" xlink:actuate="onLoad" draw:mime-type="image/png"/></draw:frame><draw:frame draw:style-name="Mfr2" draw:name="image2.png" text:anchor-type="char" svg:x="-1.667cm" svg:y="0cm" svg:width="3.473cm" svg:height="1.9cm" draw:z-index="8"><draw:image xlink:href="Pictures/100000000000011B0000009B4DCCF492.png" xlink:type="simple" xlink:show="embed" xlink:actuate="onLoad" draw:mime-type="image/png"/></draw:frame><draw:frame draw:style-name="Mfr2" draw:name="image3.jpg" text:anchor-type="char" svg:x="16.272cm" svg:y="0.344cm" svg:width="1.582cm" svg:height="1.455cm" draw:z-index="5"><draw:image xlink:href="Pictures/10000000000000DE000000DB81172949.jpg" xlink:type="simple" xlink:show="embed" xlink:actuate="onLoad" draw:mime-type="image/jpeg"/></draw:frame><draw:frame draw:style-name="Mfr3" draw:name="image4.jpg" text:anchor-type="char" svg:x="2.778cm" svg:y="0.199cm" svg:width="6.747cm" svg:height="2.295cm" draw:z-index="2"><draw:image xlink:href="Pictures/10000000000009C40000030B6F178E62.jpg" xlink:type="simple" xlink:show="embed" xlink:actuate="onLoad" draw:mime-type="image/jpeg"/></draw:frame></text:p>
      </style:header>
      <style:footer>
        <text:p text:style-name="MP2">IES Dr. Lluís Simarro</text:p>
        <text:p text:style-name="MP3">Avda. Corts Valencianes, s/n – 46800 Xàtiva (València) - Tel: 962249080 - Fax: 962249081</text:p>
        <text:p text:style-name="MP3">www.ieslluissimarro.org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9-19T13:21:00.856007274</dc:date>
    <meta:editing-duration>PT12M52S</meta:editing-duration>
    <meta:editing-cycles>7</meta:editing-cycles>
    <meta:document-statistic meta:table-count="0" meta:image-count="4" meta:object-count="0" meta:page-count="3" meta:paragraph-count="46" meta:word-count="846" meta:character-count="5191" meta:non-whitespace-character-count="4365"/>
  </office:meta>
</office:document-meta>
</file>